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text-properties style:font-name="Arial" fo:font-size="12pt" style:font-size-asian="12pt" style:font-name-complex="Arial" style:font-size-complex="12pt"/>
    </style:style>
    <style:style style:name="P2" style:family="paragraph" style:parent-style-name="Normal">
      <style:text-properties style:font-name="Arial" fo:font-size="12pt" style:font-size-asian="12pt" style:font-name-complex="Arial" style:font-size-complex="12pt"/>
    </style:style>
    <style:style style:name="P3" style:family="paragraph" style:parent-style-name="Normal">
      <style:text-properties style:font-name="Arial" fo:font-size="12pt" fo:font-style="italic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P4" style:family="paragraph" style:parent-style-name="Normal">
      <style:text-properties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" style:family="paragraph" style:parent-style-name="Normal" style:list-style-name="L1">
      <style:text-properties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g 2012-05-15</text:p>
      <text:p text:style-name="P1">Deltagere fremmødt: Yusuf, Søren, René, Cong, Sam, Michael, Nicolaj<text:line-break/>Digitalt fremmødt: Ingen<text:line-break/>Ikke fremmødt: Ingen</text:p>
      <text:p text:style-name="P1">Dagens punkter er, at der skal laves sprintplanning.</text:p>
      <text:p text:style-name="P3">Målet er at blive færdige, så alle krav er blevet opfyldt i produktoplægget.</text:p>
      <text:p text:style-name="P4">Udover at tage de resterende task og fix-list, tager vi følgende ID:</text:p>
      <text:list xml:id="list28479939" text:style-name="L1">
        <text:list-item>
          <text:p text:style-name="P5">5 (K/A 0,5 MD)</text:p>
        </text:list-item>
        <text:list-item>
          <text:p text:style-name="P5">7 (K/A 0,5 MD)</text:p>
        </text:list-item>
        <text:list-item>
          <text:p text:style-name="P5">8 (K/A 0,5 MD)</text:p>
        </text:list-item>
        <text:list-item>
          <text:p text:style-name="P5">Logging (3 MD)</text:p>
        </text:list-item>
        <text:list-item>
          <text:p text:style-name="P5">Rester<text:line-break/>- Wrapper (0,5 MD)<text:line-break/>- Vektorfuntioner (0,5 MD)</text:p>
        </text:list-item>
      </text:list>
      <text:p text:style-name="P4">Ellers skal der tages fast i de få dele og finpudse tingene. </text:p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a" fo:country="DK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.3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a" fo:country="DK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Calibri" style:font-name-asian="Calibri" style:font-name-complex="Times New Roman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Normal" style:next-style-name="Normal" style:class="chapter">
      <style:paragraph-properties fo:margin-top="0cm" fo:margin-bottom="0.529cm" fo:line-height="100%" fo:hyphenation-ladder-count="no-limit" fo:padding="0cm" fo:border-left="none" fo:border-right="none" fo:border-top="none" fo:border-bottom="0.99pt solid #4f81bd" style:shadow="none"/>
      <style:text-properties fo:color="#17365d" style:font-name="Cambria" fo:font-size="26pt" fo:letter-spacing="0.009cm" style:letter-kerning="true" style:font-name-asian="Times New Roman" style:font-size-asian="26pt" style:font-size-complex="26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eafsnit" style:family="paragraph" style:parent-style-name="Normal">
      <style:paragraph-properties fo:margin="100%" fo:margin-left="1.27cm" fo:margin-right="0cm" fo:margin-top="0cm" fo:margin-bottom="0.353cm" fo:hyphenation-ladder-count="no-limit" fo:text-indent="0cm" style:auto-text-indent="false">
        <style:tab-stops/>
      </style:paragraph-properties>
      <style:text-properties fo:hyphenate="false"/>
    </style:style>
    <style:style style:name="Standardskrifttype_20_i_20_afsnit" style:display-name="Standardskrifttype i afsnit" style:family="text"/>
    <style:style style:name="Titel_20_Tegn" style:display-name="Titel Tegn" style:family="text" style:parent-style-name="Standardskrifttype_20_i_20_afsni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WW_5f_CharLFO1LVL1" style:display-name="WW_CharLFO1LVL1" style:family="text">
      <style:text-properties style:font-name="Arial" style:font-name-asian="Calibri" style:font-name-complex="Aria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3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dc9775d-05ecbee-0851ad3-1586698-727bf66</meta:generator>
    <meta:initial-creator>Sam Luu Tong</meta:initial-creator>
    <meta:creation-date>2012-02-23T07:52:00Z</meta:creation-date>
    <dc:date>2012-05-15T08:57:39.06</dc:date>
    <meta:editing-cycles>3</meta:editing-cycles>
    <meta:editing-duration>PT3M</meta:editing-duration>
    <meta:document-statistic meta:table-count="0" meta:image-count="0" meta:object-count="0" meta:page-count="1" meta:paragraph-count="11" meta:word-count="91" meta:character-count="497" meta:non-whitespace-character-count="421"/>
    <meta:template xlink:type="simple" xlink:actuate="onRequest" xlink:title="" xlink:href="Normal"/>
  </office:meta>
</office:document-meta>
</file>